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5pt" style:text-underline-style="none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5pt" fo:font-style="italic" style:text-underline-style="none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color="#000080" style:font-name="Bitstream Vera Serif"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2" style:family="text">
      <style:text-properties fo:color="#000080" style:font-name="Bitstream Vera Serif" fo:font-size="30pt" fo:font-style="italic" fo:font-weight="normal" fo:background-color="transparent" style:font-size-asian="30pt" style:font-style-asian="italic" style:font-weight-asian="normal" style:font-size-complex="30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5"/></text:span></text:p>
      <text:p text:style-name="P11"><text:span text:style-name="T1"><text:s text:c="5"/></text:span><text:span text:style-name="T2">SOLIS, Miriam Soledad</text:span></text:p>
      <text:p text:style-name="P12"/>
      <text:p text:style-name="P12"/>
      <text:p text:style-name="P12"/>
      <text:p text:style-name="P12"/>
      <text:p text:style-name="P12">DATOS PERSONALES</text:p>
      <text:p text:style-name="P2"/>
      <text:p text:style-name="P2"><text:span text:style-name="T3">DNI:</text:span> 35385036</text:p>
      <text:p text:style-name="P2"><text:span text:style-name="T3">LUGAR Y FECHA DE NAC:10/01/1991</text:span><text:span text:style-name="T4"> Com.Riv</text:span></text:p>
      <text:p text:style-name="P2"><text:span text:style-name="T3">PROVINCIA:</text:span> Chubut</text:p>
      <text:p text:style-name="P2"><text:span text:style-name="T3">NACIONALIDAD:</text:span> ARGENTINA</text:p>
      <text:p text:style-name="P2"><text:span text:style-name="T3">DOMICILIO:</text:span> Los Cipreces <text:s/>1059 B Ceferino</text:p>
      <text:p text:style-name="P2"><text:span text:style-name="T3">ESTADO <text:s/>CIVIL: </text:span>Soltera</text:p>
      <text:p text:style-name="P2"><text:span text:style-name="T3">TEL:</text:span> 297- 4469716//155022344</text:p>
      <text:p text:style-name="P2"/>
      <text:p text:style-name="P13"/>
      <text:p text:style-name="P4">ESTUDIOS CURSADOS</text:p>
      <text:p text:style-name="P14"/>
      <text:p text:style-name="P5">PRIMARIO</text:p>
      <text:p text:style-name="P2"><text:span text:style-name="T3"><text:s text:c="19"/>“</text:span><text:span text:style-name="T4">Escuela Ceferino Namuncura n·1011”</text:span></text:p>
      <text:p text:style-name="P1"/>
      <text:p text:style-name="P5">SECUNDARIO</text:p>
      <text:p text:style-name="P1"><text:s text:c="21"/>Escuela N'754 Perito Mercantil</text:p>
      <text:p text:style-name="P3"/>
      <text:p text:style-name="P6">EXPERIENCIA LABORAL</text:p>
      <text:p text:style-name="P8"/>
      <text:p text:style-name="P9"><text:span text:style-name="T5">Balbi e hijos SA</text:span>:<text:span text:style-name="T4">Caja- Seccionista(Atencion al Cliente)</text:span></text:p>
      <text:p text:style-name="P9"><text:span text:style-name="T5">Buena Pata:</text:span><text:span text:style-name="T4">Vendedora (Atencion al Cliente)</text:span></text:p>
      <text:p text:style-name="P9"><text:span text:style-name="T5">Madrileña:</text:span><text:span text:style-name="T4">Caja-Vendedora (Atencion al Cliente)</text:span></text:p>
      <text:p text:style-name="P10"><text:span text:style-name="T4"/></text:p>
      <text:p text:style-name="P10"><text:span text:style-name="T4"/></text:p>
      <text:p text:style-name="P7">Objetivos</text:p>
      <text:p text:style-name="P7"/>
      <text:p text:style-name="P1">Formar parte de vuestra empresa y/o institucion con responsabilidad.</text:p>
      <text:p text:style-name="P1">Disponibilidad horaria, dinanismo y ansias de crecimiento personal y profesional.</text:p>
      <text:p text:style-name="P1">Adaptandome al equipo de trabajo con buenas relaciones de educacion y resp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08T19:25:24.02</meta:creation-date>
    <meta:print-date>2013-02-08T19:33:24.99</meta:print-date>
    <meta:document-statistic meta:table-count="0" meta:image-count="0" meta:object-count="0" meta:page-count="1" meta:paragraph-count="23" meta:word-count="92" meta:character-count="767"/>
    <dc:date>2013-02-08T19:33:42.13</dc:date>
    <meta:editing-duration>PT00H08M18S</meta:editing-duration>
    <meta:editing-cycles>1</meta:editing-cycles>
    <meta:generator>OpenOffice.org/3.0$Win32 OpenOffice.org_project/300m15$Build-9379</meta:generator>
  </office:meta>
</office:document-meta>
</file>